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OpenSymbol1" svg:font-family="OpenSymbol, 'Arial Unicode MS'" style:font-pitch="variable" style:font-charset="x-symbol"/>
    <style:font-face style:name="Liberation Sans" svg:font-family="'Liberation Sans'" style:font-family-generic="swiss"/>
    <style:font-face style:name="DejaVu Sans" svg:font-family="'DejaVu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Liberation Sans1" svg:font-family="'Liberation Sans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en" fo:country="US" style:font-name-asian="Luxi Sans" style:font-size-asian="12pt" style:language-asian="none" style:country-asian="none" style:font-name-complex="Luxi Sans" style:font-size-complex="10pt" style:language-complex="none" style:country-complex="non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Sans1" fo:font-size="11pt" fo:language="en" fo:country="US" fo:font-weight="bold" style:letter-kerning="true" style:font-name-asian="DejaVu Sans" style:font-size-asian="11pt" style:language-asian="none" style:country-asian="none" style:font-weight-asian="bold" style:font-name-complex="DejaVu Sans" style:font-size-complex="11pt" style:language-complex="none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0pt" fo:language="en" fo:country="US" fo:font-weight="normal" officeooo:paragraph-rsid="0018d794" style:letter-kerning="true" style:font-name-asian="DejaVu Sans" style:font-size-asian="10pt" style:language-asian="zxx" style:country-asian="none" style:font-weight-asian="normal" style:font-name-complex="DejaVu Sans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0pt" fo:language="en" fo:country="US" fo:font-weight="normal" officeooo:paragraph-rsid="001cbe8b" style:letter-kerning="true" style:font-name-asian="DejaVu Sans" style:font-size-asian="10pt" style:language-asian="zxx" style:country-asian="none" style:font-weight-asian="normal" style:font-name-complex="DejaVu Sans" style:font-size-complex="10pt" style:language-complex="zxx" style:country-complex="none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ans1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Liberation Sans1" fo:font-size="11pt" officeooo:paragraph-rsid="000965f6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/>
      <style:text-properties style:use-window-font-color="true" style:font-name="Liberation Sans1" fo:font-size="11pt" fo:language="en" fo:country="US" fo:font-weight="normal" officeooo:paragraph-rsid="000965f6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paragraph-rsid="0015f6e0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paragraph-rsid="001731be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rsid="000d67ff" officeooo:paragraph-rsid="000d67ff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rsid="00105e29" officeooo:paragraph-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3" style:family="paragraph" style:parent-style-name="Text_20_body">
      <style:text-properties style:use-window-font-color="true" style:text-position="0% 100%" style:font-name="Liberation Sans1" fo:font-size="11pt" fo:language="en" fo:country="US" fo:font-weight="normal" officeooo:rsid="00105e29" officeooo:paragraph-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4" style:family="paragraph" style:parent-style-name="Text_20_body">
      <style:text-properties style:use-window-font-color="true" style:text-position="0% 100%" style:font-name="Liberation Sans1" fo:font-size="11pt" fo:language="en" fo:country="US" fo:font-weight="normal" officeooo:rsid="001361cf" officeooo:paragraph-rsid="001361cf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rsid="001361cf" officeooo:paragraph-rsid="0015f6e0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rsid="001731be" officeooo:paragraph-rsid="001731be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paragraph-rsid="001731be" style:letter-kerning="true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paragraph-rsid="001cbe8b" style:letter-kerning="true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bold" officeooo:rsid="001731be" officeooo:paragraph-rsid="001cbe8b" style:font-name-asian="Luxi Sans" style:font-size-asian="11pt" style:language-asian="none" style:country-asian="none" style:font-weight-asian="bold" style:font-name-complex="Luxi Sans" style:font-size-complex="11pt" style:language-complex="none" style:country-complex="none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Liberation Sans1" fo:font-size="11pt" fo:language="en" fo:country="US" fo:font-weight="normal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Liberation Sans1" fo:font-size="11pt" fo:language="en" fo:country="US" fo:font-weight="normal" officeooo:paragraph-rsid="000965f6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22" style:family="paragraph" style:parent-style-name="Text_20_body">
      <style:text-properties style:use-window-font-color="true" style:font-name="Liberation Sans1" fo:font-size="11pt" fo:language="en" fo:country="US" fo:font-weight="bold" officeooo:paragraph-rsid="000965f6" style:font-name-asian="Luxi Sans" style:font-size-asian="11pt" style:language-asian="none" style:country-asian="none" style:font-weight-asian="bold" style:font-name-complex="Luxi Sans" style:font-size-complex="11pt" style:language-complex="none" style:country-complex="none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Liberation Sans1" fo:font-size="11pt" fo:language="en" fo:country="US" fo:font-weight="bold" style:font-name-asian="Luxi Sans" style:font-size-asian="11pt" style:language-asian="none" style:country-asian="none" style:font-weight-asian="bold" style:font-name-complex="Luxi Sans" style:font-size-complex="11pt" style:language-complex="none" style:country-complex="none" style:font-weight-complex="bold"/>
    </style:style>
    <style:style style:name="P24" style:family="paragraph" style:parent-style-name="Text_20_body">
      <style:text-properties style:use-window-font-color="true" style:font-name="Liberation Sans1" fo:font-size="11pt" fo:language="en" fo:country="US" fo:font-weight="bold" officeooo:rsid="000965f6" officeooo:paragraph-rsid="000965f6" style:font-name-asian="Luxi Sans" style:font-size-asian="11pt" style:language-asian="none" style:country-asian="none" style:font-weight-asian="bold" style:font-name-complex="Luxi Sans" style:font-size-complex="11pt" style:language-complex="none" style:country-complex="none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ans1" fo:font-size="11pt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Liberation Sans1" fo:font-size="11pt" officeooo:paragraph-rsid="000d67ff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style:font-name="Liberation Sans1" fo:font-size="11pt" officeooo:rsid="0013d161" officeooo:paragraph-rsid="000c6e67" style:font-size-asian="11pt" style:font-size-complex="11pt"/>
    </style:style>
    <style:style style:name="P28" style:family="paragraph" style:parent-style-name="Text_20_body">
      <style:text-properties style:font-name="Liberation Sans1" fo:font-size="11pt" officeooo:paragraph-rsid="001731be" style:font-size-asian="11pt" style:font-size-complex="11pt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30" style:family="paragraph" style:parent-style-name="Text_20_body">
      <style:paragraph-properties fo:margin-left="0in" fo:margin-right="0in" fo:line-height="150%" fo:text-indent="0in" style:auto-text-indent="false"/>
      <style:text-properties style:font-name="Liberation Sans1" fo:font-size="11pt" officeooo:rsid="0013d161" officeooo:paragraph-rsid="000c6e67" style:font-size-asian="11pt" style:font-size-complex="11pt"/>
    </style:style>
    <style:style style:name="P31" style:family="paragraph" style:parent-style-name="Text_20_body">
      <style:paragraph-properties fo:margin-left="0.4925in" fo:margin-right="0in" fo:text-indent="-0.25in" style:auto-text-indent="false"/>
      <style:text-properties style:use-window-font-color="true" style:text-position="0% 100%" style:font-name="Liberation Sans1" fo:font-size="11pt" fo:language="en" fo:country="US" fo:font-weight="normal" officeooo:rsid="00105e29" officeooo:paragraph-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32" style:family="paragraph" style:parent-style-name="Standard">
      <style:paragraph-properties fo:margin-left="0.0398in" fo:margin-right="-0.0398in" fo:margin-top="0.0398in" fo:margin-bottom="0in" loext:contextual-spacing="false" fo:text-indent="0in" style:auto-text-indent="false"/>
      <style:text-properties fo:font-size="10pt" officeooo:paragraph-rsid="0018d794" style:font-size-asian="10pt" style:font-size-complex="10pt"/>
    </style:style>
    <style:style style:name="P33" style:family="paragraph" style:parent-style-name="Standard">
      <style:paragraph-properties fo:margin-left="0.0398in" fo:margin-right="-0.0398in" fo:margin-top="0.0398in" fo:margin-bottom="0in" loext:contextual-spacing="false" fo:text-indent="0in" style:auto-text-indent="false"/>
      <style:text-properties fo:font-size="10pt" officeooo:paragraph-rsid="001cbe8b" style:font-size-asian="10pt" style:font-size-complex="10pt"/>
    </style:style>
    <style:style style:name="P34" style:family="paragraph" style:parent-style-name="Standard">
      <style:paragraph-properties fo:margin-left="0.0398in" fo:margin-right="-0.0398in" fo:margin-top="0.0398in" fo:margin-bottom="0in" loext:contextual-spacing="false" fo:text-indent="0in" style:auto-text-indent="false"/>
      <style:text-properties style:font-name="Liberation Sans1" fo:font-size="11pt" officeooo:paragraph-rsid="0018d794" style:font-size-asian="11pt" style:font-size-complex="11pt"/>
    </style:style>
    <style:style style:name="P35" style:family="paragraph" style:parent-style-name="Text_20_body">
      <style:paragraph-properties fo:margin-left="0.0398in" fo:margin-right="-0.0398in" fo:margin-top="0.0398in" fo:margin-bottom="0in" loext:contextual-spacing="false" fo:text-align="justify" style:justify-single-word="false" fo:text-indent="0in" style:auto-text-indent="false"/>
      <style:text-properties style:use-window-font-color="true" style:text-position="0% 100%" style:font-name="Liberation Sans1" fo:font-size="11pt" fo:language="en" fo:country="US" fo:font-weight="normal" officeooo:paragraph-rsid="0018d794" style:letter-kerning="true" style:font-name-asian="DejaVu Sans" style:font-size-asian="11pt" style:language-asian="zxx" style:country-asian="none" style:font-weight-asian="normal" style:font-name-complex="DejaVu Sans" style:font-size-complex="11pt" style:language-complex="zxx" style:country-complex="none" style:font-weight-complex="normal"/>
    </style:style>
    <style:style style:name="P36" style:family="paragraph" style:parent-style-name="Text_20_body">
      <style:paragraph-properties fo:margin-top="0in" fo:margin-bottom="0.0429in" loext:contextual-spacing="false" fo:text-align="justify" style:justify-single-word="false" style:shadow="none"/>
      <style:text-properties style:font-name="Liberation Sans1" fo:font-size="11pt" officeooo:paragraph-rsid="001731be" style:font-size-asian="11pt" style:font-size-complex="11pt"/>
    </style:style>
    <style:style style:name="P37" style:family="paragraph" style:parent-style-name="Text_20_body">
      <style:paragraph-properties fo:margin-top="0in" fo:margin-bottom="0.0429in" loext:contextual-spacing="false" fo:text-align="justify" style:justify-single-word="false" style:shadow="none"/>
      <style:text-properties style:font-name="Liberation Sans1" fo:font-size="11pt" officeooo:paragraph-rsid="00191350" style:font-size-asian="11pt" style:font-size-complex="11pt"/>
    </style:style>
    <style:style style:name="P38" style:family="paragraph" style:parent-style-name="Text_20_body">
      <style:paragraph-properties fo:margin-top="0in" fo:margin-bottom="0.0429in" loext:contextual-spacing="false" fo:text-align="justify" style:justify-single-word="false" style:shadow="none"/>
      <style:text-properties style:font-name="Liberation Sans1" fo:font-size="11pt" officeooo:paragraph-rsid="001cbe8b" style:font-size-asian="11pt" style:font-size-complex="11pt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Liberation Sans1" fo:font-size="11pt" fo:language="en" fo:country="US" fo:font-weight="bold" style:font-name-asian="Luxi Sans" style:font-size-asian="11pt" style:language-asian="none" style:country-asian="none" style:font-weight-asian="bold" style:font-name-complex="Luxi Sans" style:font-size-complex="11pt" style:language-complex="none" style:country-complex="none" style:font-weight-complex="bold"/>
    </style:style>
    <style:style style:name="P40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ans1" fo:font-size="11pt" fo:language="en" fo:country="US" fo:font-weight="normal" officeooo:rsid="000965f6" officeooo:paragraph-rsid="000965f6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41" style:family="paragraph" style:parent-style-name="Text_20_body" style:list-style-name="L2">
      <style:paragraph-properties fo:text-align="justify" style:justify-single-word="false"/>
      <style:text-properties style:use-window-font-color="true" style:text-position="0% 100%" style:font-name="Liberation Sans1" fo:font-size="11pt" fo:language="en" fo:country="US" fo:font-weight="normal" officeooo:rsid="00105e29" officeooo:paragraph-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42" style:family="paragraph" style:parent-style-name="Text_20_body" style:list-style-name="L3">
      <style:text-properties style:use-window-font-color="true" style:text-position="0% 100%" style:font-name="Liberation Sans1" fo:font-size="11pt" fo:language="en" fo:country="US" fo:font-weight="normal" officeooo:rsid="0011709c" officeooo:paragraph-rsid="0011709c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43" style:family="paragraph" style:parent-style-name="Text_20_body" style:list-style-name="L3">
      <style:text-properties officeooo:paragraph-rsid="0011709c"/>
    </style:style>
    <style:style style:name="P44" style:family="paragraph" style:parent-style-name="Text_20_body" style:list-style-name="L3">
      <style:paragraph-properties fo:margin-left="0.4925in" fo:margin-right="0in" fo:text-indent="-0.25in" style:auto-text-indent="false"/>
      <style:text-properties style:use-window-font-color="true" style:text-position="0% 100%" style:font-name="Liberation Sans1" fo:font-size="11pt" fo:language="en" fo:country="US" fo:font-weight="normal" officeooo:rsid="00105e29" officeooo:paragraph-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45" style:family="paragraph" style:parent-style-name="Text_20_body" style:list-style-name="L3">
      <style:paragraph-properties fo:margin-left="0.4925in" fo:margin-right="0in" fo:text-indent="-0.25in" style:auto-text-indent="false"/>
      <style:text-properties style:use-window-font-color="true" style:text-position="0% 100%" style:font-name="Liberation Sans1" fo:font-size="11pt" fo:language="en" fo:country="US" fo:font-weight="normal" officeooo:rsid="0011709c" officeooo:paragraph-rsid="0011709c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P46" style:family="paragraph" style:parent-style-name="Text_20_body">
      <style:paragraph-properties fo:margin-top="0in" fo:margin-bottom="0.0429in" loext:contextual-spacing="false" fo:text-align="justify" style:justify-single-word="false" style:shadow="none"/>
      <style:text-properties style:use-window-font-color="true" style:font-name="Liberation Sans1" fo:font-size="11pt" fo:language="en" fo:country="US" fo:font-weight="normal" officeooo:rsid="00191350" officeooo:paragraph-rsid="001cbe8b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P47" style:family="paragraph" style:parent-style-name="Text_20_body">
      <style:paragraph-properties fo:margin-top="0in" fo:margin-bottom="0.0429in" loext:contextual-spacing="false" fo:text-align="justify" style:justify-single-word="false" style:shadow="none"/>
      <style:text-properties style:use-window-font-color="true" style:font-name="Liberation Sans1" fo:font-size="11pt" fo:language="en" fo:country="US" fo:font-weight="normal" officeooo:rsid="00191350" officeooo:paragraph-rsid="00191350" style:font-name-asian="Luxi Sans" style:font-size-asian="11pt" style:language-asian="zxx" style:country-asian="none" style:font-weight-asian="normal" style:font-name-complex="Luxi Sans" style:font-size-complex="11pt" style:language-complex="zxx" style:country-complex="none" style:font-weight-complex="normal"/>
    </style:style>
    <style:style style:name="T1" style:family="text">
      <style:text-properties officeooo:rsid="001e8ea4"/>
    </style:style>
    <style:style style:name="T2" style:family="text">
      <style:text-properties style:use-window-font-color="true" style:text-position="0% 100%" fo:language="en" fo:country="US" fo:font-weight="normal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3" style:family="text">
      <style:text-properties style:use-window-font-color="true" style:text-position="0% 100%" fo:language="en" fo:country="US" fo:font-weight="normal" officeooo:rsid="000c6e67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4" style:family="text">
      <style:text-properties style:use-window-font-color="true" style:text-position="0% 100%" fo:language="en" fo:country="US" fo:font-weight="normal" officeooo:rsid="0013d161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5" style:family="text">
      <style:text-properties style:use-window-font-color="true" style:text-position="0% 100%" fo:language="en" fo:country="US" fo:font-weight="normal" officeooo:rsid="0048dded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6" style:family="text">
      <style:text-properties style:use-window-font-color="true" style:text-position="0% 100%" fo:language="en" fo:country="US" fo:font-weight="normal" officeooo:rsid="000d67ff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7" style:family="text">
      <style:text-properties style:use-window-font-color="true" style:text-position="0% 100%" fo:language="en" fo:country="US" fo:font-weight="normal" officeooo:rsid="000e9b6c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8" style:family="text">
      <style:text-properties style:use-window-font-color="true" style:text-position="0% 100%" fo:language="en" fo:country="US" fo:font-weight="normal" officeooo:rsid="00105e29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9" style:family="text">
      <style:text-properties style:use-window-font-color="true" style:text-position="0% 100%" fo:language="en" fo:country="US" fo:font-weight="normal" officeooo:rsid="0011c4d0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10" style:family="text">
      <style:text-properties style:use-window-font-color="true" style:text-position="0% 100%" fo:language="en" fo:country="US" fo:font-weight="normal" officeooo:rsid="0018d794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11" style:family="text">
      <style:text-properties style:use-window-font-color="true" style:text-position="0% 100%" fo:language="en" fo:country="US" fo:font-weight="normal" officeooo:rsid="002cf93c" style:font-name-asian="OpenSymbol" style:language-asian="none" style:country-asian="none" style:font-weight-asian="normal" style:font-name-complex="OpenSymbol" style:language-complex="none" style:country-complex="none" style:font-weight-complex="normal"/>
    </style:style>
    <style:style style:name="T12" style:family="text">
      <style:text-properties style:use-window-font-color="true" style:text-position="0% 100%" fo:language="en" fo:country="US" fo:font-weight="normal" style:letter-kerning="true" style:font-name-asian="OpenSymbol1" style:language-asian="zxx" style:country-asian="none" style:font-weight-asian="normal" style:font-name-complex="OpenSymbol1" style:language-complex="zxx" style:country-complex="none" style:font-weight-complex="normal"/>
    </style:style>
    <style:style style:name="T13" style:family="text">
      <style:text-properties style:use-window-font-color="true" style:text-position="0% 100%" fo:language="en" fo:country="US" fo:font-weight="bold" style:font-name-asian="Luxi Sans" style:language-asian="none" style:country-asian="none" style:font-weight-asian="bold" style:font-name-complex="Luxi Sans" style:language-complex="none" style:country-complex="none" style:font-weight-complex="bold"/>
    </style:style>
    <style:style style:name="T14" style:family="text">
      <style:text-properties style:use-window-font-color="true" style:text-position="0% 100%" fo:language="en" fo:country="US" fo:font-weight="bold" officeooo:rsid="000c6e67" style:font-name-asian="Luxi Sans" style:language-asian="none" style:country-asian="none" style:font-weight-asian="bold" style:font-name-complex="Luxi Sans" style:language-complex="none" style:country-complex="none" style:font-weight-complex="bold"/>
    </style:style>
    <style:style style:name="T15" style:family="text">
      <style:text-properties style:use-window-font-color="true" style:text-position="0% 100%" fo:language="en" fo:country="US" fo:font-weight="bold" officeooo:rsid="001731be" style:font-name-asian="Luxi Sans" style:language-asian="none" style:country-asian="none" style:font-weight-asian="bold" style:font-name-complex="Luxi Sans" style:language-complex="none" style:country-complex="none" style:font-weight-complex="bold"/>
    </style:style>
    <style:style style:name="T16" style:family="text">
      <style:text-properties style:use-window-font-color="true" style:text-position="0% 100%" fo:language="en" fo:country="US" fo:font-weight="bold" officeooo:rsid="0018d794" style:font-name-asian="Luxi Sans" style:language-asian="none" style:country-asian="none" style:font-weight-asian="bold" style:font-name-complex="Luxi Sans" style:language-complex="none" style:country-complex="none" style:font-weight-complex="bold"/>
    </style:style>
    <style:style style:name="T17" style:family="text">
      <style:text-properties style:use-window-font-color="true" style:text-position="0% 100%" fo:language="en" fo:country="US" fo:font-weight="bold" style:letter-kerning="true" style:font-name-asian="OpenSymbol1" style:language-asian="zxx" style:country-asian="none" style:font-weight-asian="bold" style:font-name-complex="OpenSymbol1" style:language-complex="zxx" style:country-complex="none" style:font-weight-complex="bold"/>
    </style:style>
    <style:style style:name="T18" style:family="text">
      <style:text-properties style:use-window-font-color="true" style:text-position="0% 100%" style:font-name="Liberation Sans" fo:language="en" fo:country="US" fo:font-weight="normal" officeooo:rsid="000d67ff" style:font-name-asian="Liberation Sans" style:language-asian="none" style:country-asian="none" style:font-weight-asian="normal" style:font-name-complex="Liberation Sans" style:language-complex="none" style:country-complex="none" style:font-weight-complex="normal"/>
    </style:style>
    <style:style style:name="T19" style:family="text">
      <style:text-properties style:use-window-font-color="true" style:text-position="0% 100%" style:font-name="Liberation Sans" fo:font-size="11pt" fo:language="en" fo:country="US" fo:font-weight="normal" officeooo:rsid="000d67ff" style:font-name-asian="Liberation Sans" style:font-size-asian="11pt" style:language-asian="none" style:country-asian="none" style:font-weight-asian="normal" style:font-name-complex="Liberation Sans" style:font-size-complex="11pt" style:language-complex="none" style:country-complex="none" style:font-weight-complex="normal"/>
    </style:style>
    <style:style style:name="T20" style:family="text">
      <style:text-properties style:use-window-font-color="true" style:text-position="0% 100%" style:font-name="Liberation Sans1" fo:font-size="11pt" fo:language="en" fo:country="US" fo:font-weight="normal" officeooo:rsid="00105e29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T21" style:family="text">
      <style:text-properties style:use-window-font-color="true" style:text-position="0% 100%" style:font-name="Liberation Sans1" fo:font-size="11pt" fo:language="en" fo:country="US" fo:font-weight="normal" officeooo:rsid="0011709c" style:font-name-asian="Luxi Sans" style:font-size-asian="11pt" style:language-asian="none" style:country-asian="none" style:font-weight-asian="normal" style:font-name-complex="Luxi Sans" style:font-size-complex="11pt" style:language-complex="none" style:country-complex="none" style:font-weight-complex="normal"/>
    </style:style>
    <style:style style:name="T22" style:family="text">
      <style:text-properties style:use-window-font-color="true" fo:language="en" fo:country="US" fo:font-weight="normal" style:font-name-asian="Luxi Sans" style:language-asian="none" style:country-asian="none" style:font-weight-asian="normal" style:font-name-complex="Luxi Sans" style:language-complex="none" style:country-complex="none" style:font-weight-complex="normal"/>
    </style:style>
    <style:style style:name="T23" style:family="text">
      <style:text-properties style:use-window-font-color="true" fo:language="en" fo:country="US" fo:font-weight="normal" style:font-name-asian="Luxi Sans" style:language-asian="zxx" style:country-asian="none" style:font-weight-asian="normal" style:font-name-complex="Luxi Sans" style:language-complex="zxx" style:country-complex="none" style:font-weight-complex="normal"/>
    </style:style>
    <style:style style:name="T24" style:family="text">
      <style:text-properties style:use-window-font-color="true" fo:language="en" fo:country="US" fo:font-weight="normal" officeooo:rsid="0018d794" style:font-name-asian="Luxi Sans" style:language-asian="zxx" style:country-asian="none" style:font-weight-asian="normal" style:font-name-complex="Luxi Sans" style:language-complex="zxx" style:country-complex="none" style:font-weight-complex="normal"/>
    </style:style>
    <style:style style:name="T25" style:family="text">
      <style:text-properties style:use-window-font-color="true" fo:language="en" fo:country="US" fo:font-weight="normal" officeooo:rsid="00191350" style:font-name-asian="Luxi Sans" style:language-asian="zxx" style:country-asian="none" style:font-weight-asian="normal" style:font-name-complex="Luxi Sans" style:language-complex="zxx" style:country-complex="none" style:font-weight-complex="normal"/>
    </style:style>
    <style:style style:name="T26" style:family="text">
      <style:text-properties style:use-window-font-color="true" fo:language="en" fo:country="US" fo:font-weight="normal" officeooo:rsid="001afc29" style:font-name-asian="Luxi Sans" style:language-asian="zxx" style:country-asian="none" style:font-weight-asian="normal" style:font-name-complex="Luxi Sans" style:language-complex="zxx" style:country-complex="none" style:font-weight-complex="normal"/>
    </style:style>
    <style:style style:name="T27" style:family="text">
      <style:text-properties style:use-window-font-color="true" fo:language="en" fo:country="US" fo:font-weight="normal" officeooo:rsid="001cbe8b" style:font-name-asian="Luxi Sans" style:language-asian="zxx" style:country-asian="none" style:font-weight-asian="normal" style:font-name-complex="Luxi Sans" style:language-complex="zxx" style:country-complex="none" style:font-weight-complex="normal"/>
    </style:style>
    <style:style style:name="T28" style:family="text">
      <style:text-properties style:use-window-font-color="true" fo:language="en" fo:country="US" fo:font-weight="normal" style:font-name-asian="OpenSymbol1" style:language-asian="none" style:country-asian="none" style:font-weight-asian="normal" style:font-name-complex="OpenSymbol1" style:language-complex="none" style:country-complex="none" style:font-weight-complex="normal"/>
    </style:style>
    <style:style style:name="T29" style:family="text">
      <style:text-properties style:use-window-font-color="true" fo:language="en" fo:country="US" fo:font-weight="normal" style:letter-kerning="true" style:font-name-asian="DejaVu Sans" style:language-asian="zxx" style:country-asian="none" style:font-weight-asian="normal" style:font-name-complex="DejaVu Sans" style:language-complex="zxx" style:country-complex="none" style:font-weight-complex="normal"/>
    </style:style>
    <style:style style:name="T30" style:family="text">
      <style:text-properties style:use-window-font-color="true" fo:language="en" fo:country="US" fo:font-weight="normal" style:letter-kerning="true" style:font-name-asian="OpenSymbol1" style:language-asian="zxx" style:country-asian="none" style:font-weight-asian="normal" style:font-name-complex="OpenSymbol1" style:language-complex="zxx" style:country-complex="none" style:font-weight-complex="normal"/>
    </style:style>
    <style:style style:name="T31" style:family="text">
      <style:text-properties style:use-window-font-color="true" fo:language="en" fo:country="US" fo:font-weight="bold" style:font-name-asian="Luxi Sans" style:language-asian="none" style:country-asian="none" style:font-weight-asian="bold" style:font-name-complex="Luxi Sans" style:language-complex="none" style:country-complex="none" style:font-weight-complex="bold"/>
    </style:style>
    <style:style style:name="T32" style:family="text">
      <style:text-properties style:use-window-font-color="true" fo:language="en" fo:country="US" fo:font-weight="bold" style:font-name-asian="Luxi Sans" style:language-asian="zxx" style:country-asian="none" style:font-weight-asian="bold" style:font-name-complex="Luxi Sans" style:language-complex="zxx" style:country-complex="none" style:font-weight-complex="bold"/>
    </style:style>
    <style:style style:name="T33" style:family="text">
      <style:text-properties style:use-window-font-color="true" fo:language="en" fo:country="US" fo:font-weight="bold" officeooo:rsid="00191350" style:font-name-asian="Luxi Sans" style:language-asian="zxx" style:country-asian="none" style:font-weight-asian="bold" style:font-name-complex="Luxi Sans" style:language-complex="zxx" style:country-complex="none" style:font-weight-complex="bold"/>
    </style:style>
    <style:style style:name="T34" style:family="text">
      <style:text-properties style:use-window-font-color="true" fo:language="en" fo:country="US" fo:font-weight="bold" officeooo:rsid="001cbe8b" style:font-name-asian="Luxi Sans" style:language-asian="zxx" style:country-asian="none" style:font-weight-asian="bold" style:font-name-complex="Luxi Sans" style:language-complex="zxx" style:country-complex="none" style:font-weight-complex="bold"/>
    </style:style>
    <style:style style:name="T35" style:family="text">
      <style:text-properties style:use-window-font-color="true" fo:language="en" fo:country="US" fo:font-weight="bold" style:letter-kerning="true" style:font-name-asian="OpenSymbol1" style:language-asian="zxx" style:country-asian="none" style:font-weight-asian="bold" style:font-name-complex="OpenSymbol1" style:language-complex="zxx" style:country-complex="none" style:font-weight-complex="bold"/>
    </style:style>
    <style:style style:name="T36" style:family="text">
      <style:text-properties style:use-window-font-color="true" style:text-position="sub 58%" fo:language="en" fo:country="US" fo:font-weight="normal" style:letter-kerning="true" style:font-name-asian="OpenSymbol1" style:language-asian="zxx" style:country-asian="none" style:font-weight-asian="normal" style:font-name-complex="OpenSymbol1" style:language-complex="zxx" style:country-complex="none" style:font-weight-complex="normal"/>
    </style:style>
    <style:style style:name="T37" style:family="text">
      <style:text-properties style:use-window-font-color="true" style:text-position="sub 58%" style:font-name="Liberation Sans1" fo:font-size="11pt" fo:language="en" fo:country="US" fo:font-weight="normal" style:letter-kerning="true" style:font-name-asian="OpenSymbol1" style:font-size-asian="11pt" style:language-asian="zxx" style:country-asian="none" style:font-weight-asian="normal" style:font-name-complex="OpenSymbol1" style:font-size-complex="11pt" style:language-complex="zxx" style:country-complex="none" style:font-weight-complex="normal"/>
    </style:style>
    <style:style style:name="T38" style:family="text">
      <style:text-properties style:use-window-font-color="true" style:font-name="Liberation Sans1" fo:font-size="11pt" fo:language="en" fo:country="US" fo:font-weight="normal" style:letter-kerning="true" style:font-name-asian="DejaVu Sans" style:font-size-asian="11pt" style:language-asian="zxx" style:country-asian="none" style:font-weight-asian="normal" style:font-name-complex="DejaVu Sans" style:font-size-complex="11pt" style:language-complex="zxx" style:country-complex="none" style:font-weight-complex="normal"/>
    </style:style>
    <style:style style:name="T39" style:family="text">
      <style:text-properties style:use-window-font-color="true" style:font-name="Liberation Sans1" fo:font-size="11pt" fo:language="en" fo:country="US" fo:font-weight="normal" style:letter-kerning="true" style:font-name-asian="OpenSymbol1" style:font-size-asian="11pt" style:language-asian="zxx" style:country-asian="none" style:font-weight-asian="normal" style:font-name-complex="OpenSymbol1" style:font-size-complex="11pt" style:language-complex="zxx" style:country-complex="none" style:font-weight-complex="normal"/>
    </style:style>
    <style:style style:name="T40" style:family="text">
      <style:text-properties style:use-window-font-color="true" style:font-name="Liberation Sans1" fo:font-size="11pt" fo:language="en" fo:country="US" fo:font-weight="bold" style:letter-kerning="true" style:font-name-asian="OpenSymbol1" style:font-size-asian="11pt" style:language-asian="zxx" style:country-asian="none" style:font-weight-asian="bold" style:font-name-complex="OpenSymbol1" style:font-size-complex="11pt" style:language-complex="zxx" style:country-complex="none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965f6" style:font-weight-asian="bold" style:font-weight-complex="bold"/>
    </style:style>
    <style:style style:name="T43" style:family="text">
      <style:text-properties fo:font-weight="bold" officeooo:rsid="001361cf" style:font-weight-asian="bold" style:font-weight-complex="bold"/>
    </style:style>
    <style:style style:name="T44" style:family="text">
      <style:text-properties fo:font-weight="bold" officeooo:rsid="00191350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0965f6" style:font-weight-asian="normal" style:font-weight-complex="normal"/>
    </style:style>
    <style:style style:name="T47" style:family="text">
      <style:text-properties fo:font-weight="normal" officeooo:rsid="0018d794" style:font-weight-asian="normal" style:font-weight-complex="normal"/>
    </style:style>
    <style:style style:name="T4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font-weight="normal" officeooo:rsid="0018d794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font-weight="normal" officeooo:rsid="001cbe8b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officeooo:rsid="000965f6"/>
    </style:style>
    <style:style style:name="T52" style:family="text">
      <style:text-properties officeooo:rsid="0048dde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position="sub 58%"/>
    </style:style>
    <style:style style:name="T55" style:family="text">
      <style:text-properties style:text-position="sub 58%" officeooo:rsid="001731be" style:font-name-asian="OpenSymbol1" style:font-name-complex="OpenSymbol1"/>
    </style:style>
    <style:style style:name="T56" style:family="text">
      <style:text-properties officeooo:rsid="002cf93c" style:font-name-asian="OpenSymbol" style:font-name-complex="OpenSymbol"/>
    </style:style>
    <style:style style:name="T57" style:family="text">
      <style:text-properties officeooo:rsid="001361cf"/>
    </style:style>
    <style:style style:name="T58" style:family="text">
      <style:text-properties officeooo:rsid="001361cf" style:language-asian="zxx" style:country-asian="none" style:language-complex="zxx" style:country-complex="none"/>
    </style:style>
    <style:style style:name="T59" style:family="text">
      <style:text-properties officeooo:rsid="0015f6e0" style:language-asian="zxx" style:country-asian="none" style:language-complex="zxx" style:country-complex="none"/>
    </style:style>
    <style:style style:name="T60" style:family="text">
      <style:text-properties officeooo:rsid="001731be" style:language-asian="zxx" style:country-asian="none" style:language-complex="zxx" style:country-complex="none"/>
    </style:style>
    <style:style style:name="T61" style:family="text">
      <style:text-properties officeooo:rsid="001731be"/>
    </style:style>
    <style:style style:name="T62" style:family="text">
      <style:text-properties officeooo:rsid="0018d794"/>
    </style:style>
    <style:style style:name="T63" style:family="text">
      <style:text-properties officeooo:rsid="001731be" style:font-name-asian="OpenSymbol1" style:font-name-complex="OpenSymbol1"/>
    </style:style>
    <style:style style:name="T64" style:family="text">
      <style:text-properties officeooo:rsid="001afc29" style:font-name-asian="OpenSymbol1" style:font-name-complex="OpenSymbol1"/>
    </style:style>
    <style:style style:name="T65" style:family="text">
      <style:text-properties officeooo:rsid="00191350"/>
    </style:style>
    <style:style style:name="T66" style:family="text">
      <style:text-properties style:font-name="Liberation Sans" fo:font-weight="normal" officeooo:rsid="000d67ff" style:font-name-asian="Liberation Sans" style:font-weight-asian="normal" style:font-name-complex="Liberation Sans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71in" style:color="#000000" style:height="100%" style:style="dashed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2">CS 302 : Implementation of Programming Languages</text:p>
      <text:p text:style-name="P2">TUTORIAL 5 (Static Semantics); March <text:span text:style-name="T51">9</text:span>, 201<text:span text:style-name="T51">7</text:span></text:p>
      <text:p text:style-name="P2"/>
      <text:p text:style-name="P21"><text:span text:style-name="T42">P1. </text:span><text:span text:style-name="T51">Write program fragments in C / C++ to prove or disprove the following statements:</text:span></text:p>
      <text:list xml:id="list4292086953" text:style-name="L1">
        <text:list-item>
          <text:p text:style-name="P40">there exist type expressions for which structural equivalence is used for checking type equivalence </text:p>
        </text:list-item>
        <text:list-item>
          <text:p text:style-name="P40">there exist type expressions for which name equivalence is used for checking type equivalence </text:p>
        </text:list-item>
      </text:list>
      <text:p text:style-name="P23"/>
      <text:p text:style-name="P20"><text:span text:style-name="T41">P</text:span><text:span text:style-name="T42">2</text:span><text:span text:style-name="T41">.</text:span> The algorithm for structural equivalence used for type checking is given below, where s and t are input type expressions.</text:p>
      <text:p text:style-name="P5"><text:span text:style-name="T22"><text:s text:c="4"/></text:span><text:span text:style-name="T31">function</text:span><text:span text:style-name="T22"> sequiv(s, t) <text:s/>: boolean;</text:span></text:p>
      <text:p text:style-name="P5"><text:span text:style-name="T22"><text:s text:c="4"/></text:span><text:span text:style-name="T31">begin</text:span></text:p>
      <text:p text:style-name="P5"><text:span text:style-name="T22"><text:s text:c="6"/><text:tab/></text:span><text:span text:style-name="T31">if</text:span><text:span text:style-name="T22"> s <text:s/>and</text:span><text:span text:style-name="T31"> </text:span><text:span text:style-name="T22"><text:s/>t <text:s/>are the same basic_type </text:span><text:span text:style-name="T31">then</text:span><text:span text:style-name="T22"> </text:span><text:span text:style-name="T31">return true </text:span><text:span text:style-name="T22"><text:s text:c="2"/></text:span></text:p>
      <text:p text:style-name="P5"><text:span text:style-name="T22"><text:s text:c="2"/><text:tab/></text:span><text:span text:style-name="T31">else <text:s/><text:tab/>if</text:span><text:span text:style-name="T22"> s <text:s text:c="2"/>= <text:s/>array (s1, s2) </text:span><text:span text:style-name="T31">and </text:span><text:span text:style-name="T22"><text:s text:c="2"/>t = <text:s/>array(t1, t2) </text:span></text:p>
      <text:p text:style-name="P5"><text:span text:style-name="T22"><text:s text:c="13"/><text:tab/>t</text:span><text:span text:style-name="T31">hen</text:span><text:span text:style-name="T22"> </text:span><text:span text:style-name="T31">return</text:span><text:span text:style-name="T22"> sequiv(s1, t1) </text:span><text:span text:style-name="T31">and </text:span><text:span text:style-name="T22">sequiv (s2, t2)</text:span></text:p>
      <text:p text:style-name="P5"><text:span text:style-name="T22"><text:s text:c="3"/><text:tab/></text:span><text:span text:style-name="T31">else <text:tab/>if</text:span><text:span text:style-name="T22"> s = s1 × s2 and <text:s/>t = t1 × t2 </text:span></text:p>
      <text:p text:style-name="P5"><text:span text:style-name="T22"><text:s text:c="12"/><text:tab/> </text:span><text:span text:style-name="T31">then</text:span><text:span text:style-name="T22"> </text:span><text:span text:style-name="T31">return </text:span><text:span text:style-name="T22">sequiv (s1 ,t1) </text:span><text:span text:style-name="T31">and </text:span><text:span text:style-name="T22">sequiv (s2, <text:s/>t2)</text:span></text:p>
      <text:p text:style-name="P5"><text:span text:style-name="T22"><text:s text:c="5"/><text:tab/></text:span><text:span text:style-name="T31">else <text:tab/>if</text:span><text:span text:style-name="T22"> s = pointer (s1) <text:s/>and t = pointer(t1) </text:span></text:p>
      <text:p text:style-name="P5"><text:span text:style-name="T22"><text:s text:c="12"/><text:tab/></text:span><text:span text:style-name="T31">then</text:span><text:span text:style-name="T22"> </text:span><text:span text:style-name="T31">return</text:span><text:span text:style-name="T22"> sequiv (s1 ,t1) </text:span></text:p>
      <text:p text:style-name="P5"><text:span text:style-name="T22"><text:s text:c="5"/><text:tab/></text:span><text:span text:style-name="T31">else if</text:span><text:span text:style-name="T22"> s = s1 </text:span><text:span text:style-name="T28"></text:span><text:span text:style-name="T22"> s2 <text:s/>and t = t1 </text:span><text:span text:style-name="T28"> </text:span><text:span text:style-name="T22">t2</text:span></text:p>
      <text:p text:style-name="P5"><text:span text:style-name="T22"><text:s text:c="12"/><text:tab/> </text:span><text:span text:style-name="T31">then</text:span><text:span text:style-name="T22"> <text:s/></text:span><text:span text:style-name="T31">return</text:span><text:span text:style-name="T22"> sequiv (s1 ,t1) </text:span><text:span text:style-name="T31">and</text:span><text:span text:style-name="T22"> sequiv (s2, t2)</text:span></text:p>
      <text:p text:style-name="P5"><text:span text:style-name="T22"><text:s text:c="5"/><text:tab/><text:tab/></text:span><text:span text:style-name="T31">else return false</text:span></text:p>
      <text:p text:style-name="P5"><text:span text:style-name="T22"><text:s text:c="4"/></text:span><text:span text:style-name="T31">end</text:span></text:p>
      <text:p text:style-name="P20">(a) Comment on whether this algorithm works for all type expressions in a language like C or C++. In case your answer is no, produce code fragments where it does not work with reasons.</text:p>
      <text:p text:style-name="P22"><text:span text:style-name="T45">(b) Change the algorithm to work for type checking for type expressions which have cycles. <text:s text:c="4"/></text:span><text:s text:c="4"/></text:p>
      <text:p text:style-name="P24"/>
      <text:p text:style-name="P22"><text:span text:style-name="T51">P3. </text:span><text:span text:style-name="T46">Write an algorithm for checking <text:s text:c="2"/>name equivalence of two type expressions, s and t.</text:span></text:p>
      <text:p text:style-name="P22"><text:span text:style-name="T45"><text:s text:c="3"/></text:span><text:s/>function<text:span text:style-name="T45"> </text:span><text:span text:style-name="T46">name_</text:span><text:span text:style-name="T45">equiv(s, t) <text:s/>: boolean;</text:span></text:p>
      <text:p text:style-name="P6"><text:span text:style-name="T22"><text:s text:c="4"/></text:span><text:span text:style-name="T31">begin</text:span></text:p>
      <text:p text:style-name="P7"><text:s text:c="5"/></text:p>
      <text:p text:style-name="P22"><text:span text:style-name="T45"><text:s text:c="4"/></text:span>end <text:s text:c="110"/></text:p>
      <text:p text:style-name="P20"/>
      <text:p text:style-name="P26"><text:span text:style-name="T14">P4.</text:span><text:span text:style-name="T3"> The </text:span><text:span text:style-name="T6">translation scheme given below performs conversion of infix expressions to postfix expressions using the terminals { addop, num}, where addop = { +, </text:span><text:span text:style-name="T18">–</text:span><text:span text:style-name="T6">} that works for both top down and bottom up parsing. </text:span></text:p>
      <text:p text:style-name="P26"><text:span text:style-name="T6"><text:tab/></text:span><text:span text:style-name="T4">E </text:span><text:span text:style-name="T11"></text:span><text:span text:style-name="T4"> T R</text:span></text:p>
      <text:p text:style-name="P30"><text:tab/>R <text:span text:style-name="T56"></text:span> <text:span text:style-name="T53">addop</text:span> T <text:span text:style-name="T52">{ </text:span>print(addop.lexeme) <text:span text:style-name="T52">}</text:span> R<text:span text:style-name="T54">1</text:span> <text:span text:style-name="T52">| <text:s/>ε</text:span></text:p>
      <text:p text:style-name="P27"><text:span text:style-name="T3"><text:tab/>T </text:span><text:span text:style-name="T11"></text:span><text:span text:style-name="T3"> num </text:span><text:span text:style-name="T5">{ </text:span><text:span text:style-name="T3">print(num.val) </text:span><text:span text:style-name="T5">}</text:span></text:p>
      <text:p text:style-name="P11">Write a translation scheme for converting postfix expressions to infix over the same alphabet. Report whether your translation scheme works for both the parsing methods.</text:p>
      <text:p text:style-name="P11"><text:soft-page-break/></text:p>
      <text:p text:style-name="P25"><text:span text:style-name="T13">P5.</text:span><text:span text:style-name="T2"> </text:span><text:span text:style-name="T7">Refer <text:s/>to the intermediate code language described in the lecture. Write intermediate code manually that would be semantically equivalent to the following code fragments. If possible, generate at least 2 different intermediate code sequences for each fragment. You should not write a grammar of a SDD or a translation scheme for this question. </text:span><text:span text:style-name="T8">Assume the following declarations for all the fragments. Numeric constants </text:span><text:span text:style-name="T9">used in the programs </text:span><text:span text:style-name="T8">are <text:s/>int or float </text:span><text:span text:style-name="T9">as appropriate.</text:span><text:span text:style-name="T7"> <text:s/></text:span></text:p>
      <text:list xml:id="list2299626346" text:style-name="L2">
        <text:list-header>
          <text:p text:style-name="P41">int a1, a2;</text:p>
        </text:list-header>
      </text:list>
      <text:p text:style-name="P12"><text:tab/>float x1 , x2;</text:p>
      <text:p text:style-name="P12"><text:tab/>double d1, d2;</text:p>
      <text:p text:style-name="P12"><text:tab/>bool b1, b2;</text:p>
      <text:p text:style-name="P12"><text:tab/>int f( int, float, bool);</text:p>
      <text:p text:style-name="P13"><text:tab/></text:p>
      <text:list xml:id="list218206368" text:style-name="L3">
        <text:list-item>
          <text:p text:style-name="P43"><text:span text:style-name="T20">a1 = x1 * a1 + d1 * b2 </text:span><text:span text:style-name="T19">–</text:span><text:span text:style-name="T20"> x3;</text:span></text:p>
        </text:list-item>
        <text:list-item>
          <text:p text:style-name="P44">b1 = a1+10 &gt; 12 &amp;&amp; d1 &lt;= d2 or ! B2;</text:p>
        </text:list-item>
        <text:list-item>
          <text:p text:style-name="P44">a2 = f(5*x1, d1+2.5, b1 || b2);</text:p>
        </text:list-item>
        <text:list-item>
          <text:p text:style-name="P45">if ( a1 + a2 != d1 + d2)</text:p>
          <text:p text:style-name="P43"><text:span text:style-name="T21">{ a1 = a1 + 10; a2 = a2 </text:span><text:span text:style-name="T19">– </text:span><text:span text:style-name="T21">10;}</text:span></text:p>
          <text:p text:style-name="P45">else</text:p>
          <text:p text:style-name="P43"><text:span text:style-name="T21">{ d1 = a1 + 0.1; <text:s/>x1 = x2 </text:span><text:span text:style-name="T19">– </text:span><text:span text:style-name="T21">3.14;}</text:span></text:p>
        </text:list-item>
        <text:list-item>
          <text:p text:style-name="P42">while ( a1 + x1 &gt; a2 + x2 || b1)</text:p>
          <text:p text:style-name="P42">{ a1 = d1 * x1; x2 = a2*d2; b1 = b1 and b2;}</text:p>
        </text:list-item>
      </text:list>
      <text:p text:style-name="P31"/>
      <text:p text:style-name="P9"><text:span text:style-name="T43">P6.</text:span><text:span text:style-name="T57"> </text:span><text:span text:style-name="T58">The template feature </text:span><text:span text:style-name="T59">of</text:span><text:span text:style-name="T58"> C++ permits one to write template functions from which concrete functions and are generated by </text:span><text:span text:style-name="T59">the </text:span><text:span text:style-name="T58">compiler through instantiation at compile time. Mention the issues in the compilation of th</text:span><text:span text:style-name="T59">is</text:span><text:span text:style-name="T58"> feature and suggest in </text:span><text:span text:style-name="T59">E</text:span><text:span text:style-name="T58">nglish a possible design strategy for its solution. Use </text:span><text:span text:style-name="T59">the following </text:span><text:span text:style-name="T58">example to illustrate </text:span><text:span text:style-name="T59">how your solution handles the </text:span><text:span text:style-name="T58"><text:s/>issues. </text:span><text:span text:style-name="T60">Template function definition is given in column 1 and calls are given in column 2.</text:span></text:p>
      <text:p text:style-name="P15"/>
      <text:section text:style-name="Sect1" text:name="Section1">
        <text:p text:style-name="P10"><text:span text:style-name="T58"><text:s/></text:span><text:span text:style-name="T60">template &lt;class T&gt; </text:span></text:p>
        <text:p text:style-name="P16">T min ( T*array, int SIZE) </text:p>
        <text:p text:style-name="P16">{ <text:s/>T res = array[0]; </text:p>
        <text:p text:style-name="P16"><text:s text:c="3"/>for ( int i = 0; i &lt; SIZE ; i++ ) </text:p>
        <text:p text:style-name="P16"><text:s text:c="5"/>if ( res &gt; array[i] ) </text:p>
        <text:p text:style-name="P16"><text:tab/> <text:s text:c="2"/>res = array[i]; </text:p>
        <text:p text:style-name="P16"><text:s text:c="3"/>return res; </text:p>
        <text:p text:style-name="P16">} </text:p>
        <text:p text:style-name="P16"/>
        <text:p text:style-name="P16">int <text:s/>a[] = { 2, 5, 3, 4, 1, 5}; </text:p>
        <text:p text:style-name="P16"><text:s/>int <text:s/>b[] = { 12, 15, 3, 4, 19, 5}; </text:p>
        <text:p text:style-name="P16"><text:s/>float <text:s/>f[] = { 2.3 , 2.1, 2.7, 1.5, 0.3}; </text:p>
        <text:p text:style-name="P16"><text:s/>string <text:s/>str[] = { "sb", "as", "dmd", "pb"}; </text:p>
        <text:p text:style-name="P16"><text:s/>cout &lt;&lt; " minimum is " &lt;&lt; min(a,6) &lt;&lt; endl; </text:p>
        <text:p text:style-name="P16"><text:s/>cout &lt;&lt; " minimum is " &lt;&lt; min(f,5) &lt;&lt; endl; </text:p>
        <text:p text:style-name="P16"><text:s/>cout &lt;&lt; " minimum is " &lt;&lt; min(str,4) &lt;&lt; endl; </text:p>
        <text:p text:style-name="P16"><text:s/>cout &lt;&lt; " minimum is " &lt;&lt; min(b,6) &lt;&lt; endl;</text:p>
      </text:section>
      <text:p text:style-name="P14"/>
      <text:p text:style-name="P14"><text:soft-page-break/></text:p>
      <text:p text:style-name="P19">P7. <text:span text:style-name="T47">You are required</text:span><text:span text:style-name="T62"> </text:span><text:span text:style-name="T48"><text:s/></text:span><text:span text:style-name="T49">to write </text:span><text:span text:style-name="T48">S</text:span><text:span text:style-name="T49">yntax </text:span><text:span text:style-name="T48">D</text:span><text:span text:style-name="T49">irected </text:span><text:span text:style-name="T48">T</text:span><text:span text:style-name="T49">ranslation </text:span><text:span text:style-name="T48">S</text:span><text:span text:style-name="T49">cheme </text:span><text:span text:style-name="T48"><text:s/></text:span><text:span text:style-name="T49">(SDTS) </text:span><text:span text:style-name="T48"><text:s/>for </text:span><text:span text:style-name="T49">performing </text:span><text:span text:style-name="T50">semantic analysis and intermediate code generation for assignment statements of the form given below.</text:span><text:span text:style-name="T49"> </text:span><text:span text:style-name="T48"><text:s/></text:span><text:span text:style-name="T49">Variables are restricted to basic types, int and </text:span><text:span text:style-name="T50">float and binary arithmetic operators {*, /, %, +, </text:span><text:span text:style-name="T66">– </text:span><text:span text:style-name="T50">} <text:s/>and unary minus. Assume that types of all variables are available and can be accessed through an appropriate function. </text:span></text:p>
      <text:p text:style-name="P38"><text:span text:style-name="T23"><text:s text:c="26"/></text:span><text:span text:style-name="T32"><text:s/></text:span><text:span text:style-name="T34">c =</text:span><text:span text:style-name="T27"> </text:span><text:span text:style-name="T34">– </text:span><text:span text:style-name="T32">a + b * </text:span><text:span text:style-name="T34">c – d % b / g;</text:span></text:p>
      <text:p text:style-name="P38"><text:span text:style-name="T33">(a) </text:span><text:span text:style-name="T25">State all the attributes of grammar symbols chosen by you and mention their intended use in semantic analysis and intermediate code generation</text:span></text:p>
      <text:p text:style-name="P46"/>
      <text:p text:style-name="P38"><text:span text:style-name="T33">(b) </text:span><text:span text:style-name="T25">Provide for detection, reporting and recovery from semantic errors to the extent possible. </text:span><text:span text:style-name="T27">Type conversion rules for C++ is to be used.</text:span></text:p>
      <text:p text:style-name="P46"/>
      <text:p text:style-name="P18"><text:span text:style-name="T44">(c)</text:span><text:span text:style-name="T65"> </text:span><text:span text:style-name="T62">G</text:span><text:span text:style-name="T61">enerate the intermediate code produced </text:span><text:span text:style-name="T62">for the input given above </text:span><text:span text:style-name="T61">using <text:s/></text:span><text:span text:style-name="T62">your</text:span><text:span text:style-name="T61"> SDTS. </text:span><text:span text:style-name="T62">You may </text:span><text:span text:style-name="T65">adapt</text:span><text:span text:style-name="T62"> the sample grammar given below </text:span><text:span text:style-name="T65">for your purpose.</text:span><text:span text:style-name="T62"> </text:span></text:p>
      <text:p text:style-name="P4"/>
      <text:p text:style-name="P33"><text:span text:style-name="T29"><text:s text:c="5"/></text:span><text:span text:style-name="T38"><text:s text:c="2"/></text:span></text:p>
      <text:p text:style-name="P28"><text:span text:style-name="T15">P8. </text:span><text:span text:style-name="T10">You are required</text:span><text:span text:style-name="T16"> </text:span><text:span text:style-name="T23"><text:s/></text:span><text:span text:style-name="T24">to write </text:span><text:span text:style-name="T23">S</text:span><text:span text:style-name="T24">yntax </text:span><text:span text:style-name="T23">D</text:span><text:span text:style-name="T24">irected </text:span><text:span text:style-name="T23">T</text:span><text:span text:style-name="T24">ranslation </text:span><text:span text:style-name="T23">S</text:span><text:span text:style-name="T24">cheme </text:span><text:span text:style-name="T23"><text:s/></text:span><text:span text:style-name="T24">(SDTS) </text:span><text:span text:style-name="T23"><text:s/>for </text:span><text:span text:style-name="T24">performing complete </text:span><text:span text:style-name="T23">evaluation of a boolean expression. </text:span><text:span text:style-name="T24">Your scheme should be able to handle input strings of the form given below.</text:span><text:span text:style-name="T23"> </text:span><text:span text:style-name="T24">Variables are restricted to basic types, int and bool.</text:span><text:span text:style-name="T23"> <text:s/></text:span></text:p>
      <text:p text:style-name="P36"><text:span text:style-name="T23"><text:s text:c="26"/></text:span><text:span text:style-name="T32">a + b &gt; c + d and a*a &gt;= 20 or not (a ==b or false)</text:span></text:p>
      <text:p text:style-name="P37"><text:span text:style-name="T33">(a) </text:span><text:span text:style-name="T25">State all the attributes of grammar symbols chosen by you and mention their intended use in semantic analysis and intermediate code generation</text:span></text:p>
      <text:p text:style-name="P47"/>
      <text:p text:style-name="P37"><text:span text:style-name="T33">(b) </text:span><text:span text:style-name="T25">Provide for detection, reporting and recovery from semantic errors to the extent possible. </text:span><text:span text:style-name="T26">The semantic actions for the rules for E are already addressed in P7 and hence may be omitted here.</text:span></text:p>
      <text:p text:style-name="P47"/>
      <text:p text:style-name="P17"><text:span text:style-name="T44">(c)</text:span><text:span text:style-name="T65"> </text:span><text:span text:style-name="T62">G</text:span><text:span text:style-name="T61">enerate the intermediate code produced </text:span><text:span text:style-name="T62">for the input given above </text:span><text:span text:style-name="T61">using <text:s/></text:span><text:span text:style-name="T62">your</text:span><text:span text:style-name="T61"> SDTS. </text:span><text:span text:style-name="T62">You may </text:span><text:span text:style-name="T65">adapt</text:span><text:span text:style-name="T62"> the sample grammar given below </text:span><text:span text:style-name="T65">for your purpose.</text:span><text:span text:style-name="T62"> </text:span></text:p>
      <text:p text:style-name="P3"/>
      <text:p text:style-name="P32"><text:span text:style-name="T29"><text:s text:c="5"/></text:span><text:span text:style-name="T38"><text:s text:c="3"/>B <text:s/></text:span><text:span text:style-name="T39"> <text:s/>B</text:span><text:span text:style-name="T37">1</text:span><text:span text:style-name="T39"> </text:span><text:span text:style-name="T40">or</text:span><text:span text:style-name="T39"> <text:s/>B</text:span><text:span text:style-name="T37">2 <text:s text:c="8"/></text:span></text:p>
      <text:p text:style-name="P34"><text:span text:style-name="T12"><text:s text:c="7"/></text:span><text:span text:style-name="T29">B <text:s/></text:span><text:span text:style-name="T30"> <text:s/>B</text:span><text:span text:style-name="T36">1</text:span><text:span text:style-name="T30"> </text:span><text:span text:style-name="T35">and</text:span><text:span text:style-name="T30"> <text:s/>B</text:span><text:span text:style-name="T36">2 <text:s text:c="4"/></text:span></text:p>
      <text:p text:style-name="P34"><text:span text:style-name="T12"><text:s text:c="7"/>B <text:s/> <text:s/></text:span><text:span text:style-name="T17">not</text:span><text:span text:style-name="T12"> <text:s/>B</text:span><text:span text:style-name="T36">1</text:span><text:span text:style-name="T12"> <text:s text:c="7"/></text:span></text:p>
      <text:p text:style-name="P34"><text:span text:style-name="T12"><text:s text:c="7"/>B <text:s/> <text:s/>( B</text:span><text:span text:style-name="T36">1</text:span><text:span text:style-name="T12"> ) <text:s text:c="4"/></text:span></text:p>
      <text:p text:style-name="P34"><text:span text:style-name="T12"><text:s text:c="7"/>B <text:s/> <text:s text:c="2"/></text:span><text:span text:style-name="T17">true</text:span><text:span text:style-name="T12"> <text:s text:c="9"/></text:span></text:p>
      <text:p text:style-name="P34"><text:span text:style-name="T12"><text:s text:c="7"/>B <text:s/> <text:s text:c="2"/></text:span><text:span text:style-name="T17">false</text:span><text:span text:style-name="T12"> <text:s text:c="9"/></text:span></text:p>
      <text:p text:style-name="P34"><text:span text:style-name="T29"><text:s text:c="7"/>B <text:s/></text:span><text:span text:style-name="T12"> <text:s text:c="2"/>E</text:span><text:span text:style-name="T36">1 </text:span><text:span text:style-name="T12"><text:s/></text:span><text:span text:style-name="T17">relop</text:span><text:span text:style-name="T12"> <text:s/>E</text:span><text:span text:style-name="T36">2 </text:span></text:p>
      <text:p text:style-name="P34"><text:span text:style-name="T12"><text:s text:c="7"/></text:span><text:span text:style-name="T29">B </text:span><text:span text:style-name="T12"> <text:s text:c="2"/>E <text:s text:c="2"/>{ B.place ;= E.place}</text:span></text:p>
      <text:p text:style-name="P35"><text:span text:style-name="T63"><text:s text:c="7"/>E <text:s/> <text:s/>E</text:span><text:span text:style-name="T55">1 </text:span><text:span text:style-name="T63">+ E</text:span><text:span text:style-name="T55">2</text:span><text:span text:style-name="T63"> <text:s/>| other rules </text:span><text:span text:style-name="T64">as required</text:span></text:p>
      <text:p text:style-name="P14"/>
      <text:p text:style-name="P8"/>
      <text:p text:style-name="P29"><text:span text:style-name="T22"><text:s text:c="63"/></text:span><text:span text:style-name="T31">***** End of Tutorial Sheet 5 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OpenSymbol1" svg:font-family="OpenSymbol, 'Arial Unicode MS'" style:font-pitch="variable" style:font-charset="x-symbol"/>
    <style:font-face style:name="Liberation Sans" svg:font-family="'Liberation Sans'" style:font-family-generic="swiss"/>
    <style:font-face style:name="DejaVu Sans" svg:font-family="'DejaVu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Liberation Sans1" svg:font-family="'Liberation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Luxi Sans" style:font-size-asian="12pt" style:language-asian="none" style:country-asian="none" style:font-name-complex="Luxi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family="'Nimbus Roman No9 L'" style:font-family-generic="roman" style:font-pitch="variable" fo:font-size="12pt" fo:language="en" fo:country="US" style:font-name-asian="Luxi Sans" style:font-family-asian="'Luxi Sans'" style:font-pitch-asian="variable" style:font-size-asian="12pt" style:language-asian="none" style:country-asian="none" style:font-name-complex="Luxi Sans" style:font-family-complex="'Luxi Sans'" style:font-pitch-complex="variable" style:font-size-complex="10pt" style:language-complex="none" style:country-complex="none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fo:font-size="12pt" fo:language="en" fo:country="US" style:font-name-asian="Luxi Sans" style:font-size-asian="12pt" style:language-asian="none" style:country-asian="none" style:font-name-complex="Luxi Sans" style:font-size-complex="10pt" style:language-complex="none" style:country-complex="none"/>
    </style:style>
    <style:style style:name="MT1" style:family="text">
      <style:text-properties officeooo:rsid="001e8e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64in" fo:margin-left="0in" fo:margin-right="0in" fo:margin-top="0.387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S302/Tut5/Mar2017/Biswas/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2-15T10:39:27</meta:creation-date>
    <dc:date>2017-03-09T00:00:44</dc:date>
    <meta:print-date>2113-01-01T00:00:00</meta:print-date>
    <dc:language>en-US</dc:language>
    <meta:editing-cycles>28</meta:editing-cycles>
    <meta:editing-duration>PT1H56M35S</meta:editing-duration>
    <meta:document-statistic meta:table-count="0" meta:image-count="0" meta:object-count="0" meta:page-count="3" meta:paragraph-count="86" meta:word-count="1046" meta:character-count="6021" meta:non-whitespace-character-count="4454"/>
    <meta:user-defined meta:name="Info 1"/>
    <meta:user-defined meta:name="Info 2"/>
    <meta:user-defined meta:name="Info 3"/>
    <meta:user-defined meta:name="Info 4"/>
  </office:meta>
</office:document-meta>
</file>